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" draw:marker-end="Linienende_20_1" draw:textarea-horizontal-align="center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marker-end="Linienende_20_2" draw:textarea-horizontal-align="center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  <style:text-properties fo:font-size="8pt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25cm" svg:height="0.5cm" svg:x="5.135cm" svg:y="2.885cm">
          <text:p text:style-name="P1"><text:span text:style-name="T1">/ech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" draw:text-style-name="P3" draw:layer="layout" svg:x1="6.385cm" svg:y1="3.134cm" svg:x2="7.385cm" svg:y2="3.635cm" draw:start-shape="id1" draw:start-glue-point="7" draw:end-shape="id2" draw:end-glue-point="0">
          <text:p text:style-name="P6"/>
        </draw:connector>
        <draw:custom-shape draw:style-name="gr1" draw:text-style-name="P5" draw:id="id2" draw:layer="layout" svg:width="4.5cm" svg:height="1cm" svg:x="5.135cm" svg:y="3.6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Transport.R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cm" svg:height="0.569cm" svg:x="6.635cm" svg:y="3.066cm">
          <draw:text-box>
            <text:p text:style-name="P6">---</text:p>
          </draw:text-box>
        </draw:frame>
        <draw:custom-shape draw:style-name="gr1" draw:text-style-name="P5" draw:id="id3" draw:layer="layout" svg:width="4.5cm" svg:height="1cm" svg:x="10.385cm" svg:y="3.6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Debug.HexD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9.635cm" svg:y1="4.135cm" svg:x2="10.385cm" svg:y2="4.135cm" draw:start-shape="id2" draw:start-glue-point="1" draw:end-shape="id3" draw:end-glue-point="3">
          <text:p text:style-name="P6"/>
        </draw:connector>
        <draw:frame draw:style-name="gr5" draw:text-style-name="P6" draw:layer="layout" svg:width="1cm" svg:height="0.569cm" svg:x="9.635cm" svg:y="3.566cm">
          <draw:text-box>
            <text:p text:style-name="P6">---</text:p>
          </draw:text-box>
        </draw:frame>
        <draw:custom-shape draw:style-name="gr1" draw:text-style-name="P5" draw:id="id4" draw:layer="layout" svg:width="4.5cm" svg:height="1cm" svg:x="9.885cm" svg:y="4.88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Debug.Ec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4.885cm" svg:y1="4.135cm" svg:x2="14.385cm" svg:y2="5.385cm" draw:start-shape="id3" draw:start-glue-point="1" draw:end-shape="id4" draw:end-glue-point="1">
          <text:p text:style-name="P6"/>
        </draw:connector>
        <draw:frame draw:style-name="gr5" draw:text-style-name="P6" draw:layer="layout" svg:width="1cm" svg:height="0.569cm" svg:x="14.385cm" svg:y="4.816cm">
          <draw:text-box>
            <text:p text:style-name="P6">--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013 1130" svg:d="m1009 1050-449-1008-22-30-29-12-34 12-21 26-449 1012-5 13v8l5 21 12 21 17 13 21 4h903l21-4 21-13 9-21 4-21v-8z"/>
    <draw:marker draw:name="Linienende_20_2" draw:display-name="Linienende 2" svg:viewBox="0 0 1131 1918" svg:d="m737 1131h394l-564-1131-567 1131h398l-398 787h1131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6-01-28T12:54:10</meta:creation-date>
    <dc:creator>Hannes Matuschek</dc:creator>
    <dc:date>2006-01-28T14:03:36</dc:date>
    <dc:language>de-DE</dc:language>
    <meta:editing-cycles>9</meta:editing-cycles>
    <meta:editing-duration>PT1H9M2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